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ExpectationsHelperTests.assertXmlEqualExceptionForMoreEn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ExpectationsHelperTests.assertXmlEqualForEq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ExpectationsHelperTests.assertXmlEqualForOutOf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ExpectationsHelperTests.assertXmlEqualExceptionForIncorrec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ExpectationsHelperTests.assertXmlEqualExceptionForLessEn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